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896cm" fo:margin-left="1.349cm" fo:margin-right="1.344cm" table:align="margins"/>
    </style:style>
    <style:style style:name="Table2.A" style:family="table-column">
      <style:table-column-properties style:column-width="3.889cm" style:rel-column-width="17111*"/>
    </style:style>
    <style:style style:name="Table2.B" style:family="table-column">
      <style:table-column-properties style:column-width="11.007cm" style:rel-column-width="48424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896cm" fo:margin-left="1.349cm" fo:margin-right="1.344cm" table:align="margins"/>
    </style:style>
    <style:style style:name="MethodTable.A" style:family="table-column">
      <style:table-column-properties style:column-width="3.889cm" style:rel-column-width="17111*"/>
    </style:style>
    <style:style style:name="MethodTable.B" style:family="table-column">
      <style:table-column-properties style:column-width="11.007cm" style:rel-column-width="48424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896cm" fo:margin-left="1.349cm" fo:margin-right="1.344cm" table:align="margins"/>
    </style:style>
    <style:style style:name="Table1.A" style:family="table-column">
      <style:table-column-properties style:column-width="3.889cm" style:rel-column-width="17111*"/>
    </style:style>
    <style:style style:name="Table1.B" style:family="table-column">
      <style:table-column-properties style:column-width="11.007cm" style:rel-column-width="48424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4.26cm" style:rel-column-width="18687*"/>
    </style:style>
    <style:style style:name="Table3.B" style:family="table-column">
      <style:table-column-properties style:column-width="10.679cm" style:rel-column-width="46848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38cm" fo:margin-left="1.307cm" fo:margin-right="1.344cm" table:align="margins"/>
    </style:style>
    <style:style style:name="Table7.A" style:family="table-column">
      <style:table-column-properties style:column-width="4.26cm" style:rel-column-width="18687*"/>
    </style:style>
    <style:style style:name="Table7.B" style:family="table-column">
      <style:table-column-properties style:column-width="10.679cm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riteria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3" style:family="paragraph" style:parent-style-name="Method_20_Body">
      <style:paragraph-properties fo:margin-left="0cm" fo:margin-right="0cm" fo:text-indent="0cm" style:auto-text-indent="false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5" style:family="paragraph" style:parent-style-name="Method_20_Code_20_Listing">
      <style:paragraph-properties fo:margin-left="0cm" fo:margin-right="0cm" fo:text-indent="0cm" style:auto-text-indent="false"/>
    </style:style>
    <style:style style:name="P6" style:family="paragraph" style:parent-style-name="Method_20_Indent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7" style:family="paragraph" style:parent-style-name="Standard">
      <style:text-properties fo:color="#0000ff" style:font-name="DejaVu Serif2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Code_20_Listing">
      <style:paragraph-properties fo:break-before="page"/>
      <style:text-properties fo:color="#000080"/>
    </style:style>
    <style:style style:name="P10" style:family="paragraph" style:parent-style-name="Method_20_Body">
      <style:paragraph-properties fo:break-before="page"/>
      <style:text-properties fo:color="#0000ff" fo:font-weight="bold" style:font-weight-asian="bold" style:font-weight-complex="bold"/>
    </style:style>
    <style:style style:name="P11" style:family="paragraph" style:parent-style-name="Coding_20_Body">
      <style:paragraph-properties fo:break-before="page"/>
    </style:style>
    <style:style style:name="P12" style:family="paragraph" style:parent-style-name="Method_20_Body">
      <style:text-properties fo:color="#0000ff"/>
    </style:style>
    <style:style style:name="P13" style:family="paragraph" style:parent-style-name="Method_20_Body">
      <style:text-properties fo:color="#0000ff" fo:font-weight="bold" style:font-weight-asian="bold" style:font-weight-complex="bold"/>
    </style:style>
    <style:style style:name="P14" style:family="paragraph" style:parent-style-name="Method_20_Body">
      <style:text-properties fo:font-weight="bold" style:font-weight-asian="bold" style:font-weight-complex="bold"/>
    </style:style>
    <style:style style:name="P15" style:family="paragraph" style:parent-style-name="Code_20_Listing">
      <style:text-properties fo:color="#0000ff" style:font-name="Liberation Mono1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6" style:family="paragraph" style:parent-style-name="Code_20_Listing">
      <style:text-properties fo:color="#000080"/>
    </style:style>
    <style:style style:name="P17" style:family="paragraph" style:parent-style-name="Code_20_Listing">
      <style:text-properties fo:color="#000080" style:font-name-asian="Monospace" style:font-name-complex="Monospace"/>
    </style:style>
    <style:style style:name="P18" style:family="paragraph" style:parent-style-name="Standard">
      <style:paragraph-properties style:shadow="none">
        <style:tab-stops/>
      </style:paragraph-properties>
      <style:text-properties fo:color="#0000ff" style:font-name="DejaVu Serif2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P1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size-asian="10pt" style:font-weight-asian="normal" style:font-size-complex="10pt" style:font-weight-complex="bold"/>
    </style:style>
    <style:style style:name="P2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0000ff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Method_20_Code_20_Listing">
      <style:text-properties fo:color="#0000ff"/>
    </style:style>
    <style:style style:name="P26" style:family="paragraph" style:parent-style-name="Method_20_Code_20_Listing">
      <style:text-properties fo:color="#000080"/>
    </style:style>
    <style:style style:name="P27" style:family="paragraph" style:parent-style-name="Method_20_Code_20_Listing">
      <style:text-properties fo:color="#000080" style:font-name="DejaVu Sans Mono1"/>
    </style:style>
    <style:style style:name="P28" style:family="paragraph" style:parent-style-name="Method_20_Code_20_Listing">
      <style:text-properties fo:color="#000080" style:font-name="DejaVu Sans Mono1" fo:font-size="10pt" style:font-name-asian="Monospace" style:font-size-asian="10pt" style:font-name-complex="Monospace" style:font-size-complex="10pt"/>
    </style:style>
    <style:style style:name="P29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Method_20_Body">
      <style:paragraph-properties fo:margin-left="1.251cm" fo:margin-right="0cm" fo:text-indent="0cm" style:auto-text-indent="false"/>
    </style:style>
    <style:style style:name="P31" style:family="paragraph" style:parent-style-name="Method_20_Body">
      <style:paragraph-properties fo:margin-left="1.251cm" fo:margin-right="0cm" fo:text-indent="0cm" style:auto-text-indent="false"/>
      <style:text-properties fo:color="#0000ff"/>
    </style:style>
    <style:style style:name="P32" style:family="paragraph" style:parent-style-name="Coding_20_Body">
      <style:text-properties fo:font-weight="normal" style:font-weight-asian="normal" style:font-weight-complex="normal"/>
    </style:style>
    <style:style style:name="P33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34" style:family="paragraph" style:parent-style-name="Method_20_Title">
      <style:paragraph-properties fo:break-before="page"/>
    </style:style>
    <style:style style:name="P35" style:family="paragraph" style:parent-style-name="Method_20_Title">
      <style:paragraph-properties fo:break-before="page"/>
      <style:text-properties fo:color="#c5000b"/>
    </style:style>
    <style:style style:name="P36" style:family="paragraph" style:parent-style-name="Method_20_Title">
      <style:paragraph-properties fo:break-before="page"/>
      <style:text-properties fo:color="#0000ff"/>
    </style:style>
    <style:style style:name="P37" style:family="paragraph" style:parent-style-name="Method_20_Title">
      <style:paragraph-properties fo:break-before="page"/>
      <style:text-properties fo:color="#00ae00"/>
    </style:style>
    <style:style style:name="P38" style:family="paragraph" style:parent-style-name="Method_20_Body" style:list-style-name="L2"/>
    <style:style style:name="P39" style:family="paragraph" style:parent-style-name="Method_20_Body" style:list-style-name="L4"/>
    <style:style style:name="P40" style:family="paragraph" style:parent-style-name="Method_20_Body" style:list-style-name="L5"/>
    <style:style style:name="P41" style:family="paragraph" style:parent-style-name="Method_20_Body">
      <style:text-properties fo:color="#0000ff"/>
    </style:style>
    <style:style style:name="P42" style:family="paragraph" style:parent-style-name="Method_20_Body" style:list-style-name="L5">
      <style:text-properties fo:color="#0000ff"/>
    </style:style>
    <style:style style:name="P43" style:family="paragraph" style:parent-style-name="Method_20_Body" style:list-style-name="L8">
      <style:text-properties fo:color="#0000ff"/>
    </style:style>
    <style:style style:name="P44" style:family="paragraph" style:parent-style-name="Method_20_Body" style:list-style-name="L8"/>
    <style:style style:name="P45" style:family="paragraph" style:parent-style-name="Method_20_Body" style:list-style-name="L2">
      <style:paragraph-properties fo:margin-left="0cm" fo:margin-right="0cm" fo:text-indent="0cm" style:auto-text-indent="false"/>
    </style:style>
    <style:style style:name="P46" style:family="paragraph" style:parent-style-name="Method_20_Body" style:list-style-name="L6">
      <style:paragraph-properties fo:margin-left="3.752cm" fo:margin-right="0cm" fo:text-indent="-0.635cm" style:auto-text-indent="false"/>
    </style:style>
    <style:style style:name="P47" style:family="paragraph" style:parent-style-name="Method_20_Body" style:list-style-name="L6">
      <style:paragraph-properties fo:margin-left="3.752cm" fo:margin-right="0cm" fo:text-indent="-0.635cm" style:auto-text-indent="false"/>
      <style:text-properties fo:color="#0000ff"/>
    </style:style>
    <style:style style:name="P48" style:family="paragraph" style:parent-style-name="Method_20_Body" style:list-style-name="L7">
      <style:paragraph-properties fo:margin-left="3.752cm" fo:margin-right="0cm" fo:text-indent="-0.635cm" style:auto-text-indent="false"/>
    </style:style>
    <style:style style:name="P49" style:family="paragraph" style:parent-style-name="Method_20_Body" style:list-style-name="L6">
      <style:paragraph-properties fo:margin-left="1.866cm" fo:margin-right="0cm" fo:text-indent="0cm" style:auto-text-indent="false"/>
    </style:style>
    <style:style style:name="P50" style:family="paragraph" style:parent-style-name="Method_20_Listing_20_Title">
      <style:paragraph-properties fo:break-before="page"/>
    </style:style>
    <style:style style:name="P51" style:family="paragraph" style:parent-style-name="Coding_20_Title">
      <style:paragraph-properties fo:break-before="page"/>
      <style:text-properties fo:color="#0000ff"/>
    </style:style>
    <style:style style:name="P52" style:family="paragraph" style:parent-style-name="Method_20_Indent" style:list-style-name="L3"/>
    <style:style style:name="P53" style:family="paragraph" style:parent-style-name="Method_20_Indent" style:list-style-name="L3">
      <style:text-properties fo:font-size="11pt" style:font-size-asian="11pt" style:font-size-complex="11pt"/>
    </style:style>
    <style:style style:name="P54" style:family="paragraph" style:parent-style-name="Criteria_20_Body" style:list-style-name="L1"/>
    <style:style style:name="T1" style:family="text">
      <style:text-properties fo:background-color="#ffffff"/>
    </style:style>
    <style:style style:name="T2" style:family="text">
      <style:text-properties style:font-name-asian="Monospace" style:font-name-complex="Monospac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style-asian="italic" style:font-style-complex="italic" style:font-weight-complex="bold"/>
    </style:style>
    <style:style style:name="T8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cc0000" style:font-name="Liberation Mono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font-size="9pt" style:font-size-asian="9pt" style:font-style-asian="italic" style:font-size-complex="9pt" style:font-style-complex="italic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tyle-asian="italic" style:font-size-complex="10pt" style:font-style-complex="italic" style:font-weight-complex="bold"/>
    </style:style>
    <style:style style:name="T13" style:family="text">
      <style:text-properties style:font-size-asian="9pt" style:font-style-asian="italic" style:font-size-complex="9pt" style:font-style-complex="italic" style:font-weight-complex="bold"/>
    </style:style>
    <style:style style:name="T14" style:family="text">
      <style:text-properties style:text-underline-style="none" style:font-size-asian="9pt" style:font-size-complex="9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c5000b" fo:background-color="transparent"/>
    </style:style>
    <style:style style:name="T18" style:family="text">
      <style:text-properties style:font-weight-complex="bold"/>
    </style:style>
    <style:style style:name="T19" style:family="text">
      <style:text-properties style:font-size-asian="10.5pt" style:font-size-complex="10.5pt" style:font-weight-complex="bold"/>
    </style:style>
    <style:style style:name="T20" style:family="text">
      <style:text-properties fo:font-size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00ae00"/>
    </style:style>
    <style:style style:name="T23" style:family="text">
      <style:text-properties style:font-size-asian="11pt"/>
    </style:style>
    <style:style style:name="T24" style:family="text">
      <style:text-properties style:font-size-complex="11pt"/>
    </style:style>
    <style:style style:name="T25" style:family="text">
      <style:text-properties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Error</text:h>
      <text:p text:style-name="P7"/>
      <text:p text:style-name="Class_20_Description">The static <text:span text:style-name="T4">Error</text:span> class is to provide <text:span text:style-name="T2">custom error codes and associated messages, and utility methods to access them, from anywhere within the software project.</text:span></text:p>
      <text:p text:style-name="P18"/>
      <text:h text:style-name="Criteria_20_Title" text:outline-level="2">Design criteria and considerations</text:h>
      <text:p text:style-name="P8"/>
      <text:p text:style-name="Criteria_20_Body">Among the design considerations are</text:p>
      <text:p text:style-name="Criteria_20_Body"/>
      <text:list xml:id="list896697362" text:style-name="L1">
        <text:list-item>
          <text:p text:style-name="P54">The class namespace will be <text:span text:style-name="T4">Library</text:span>;</text:p>
        </text:list-item>
        <text:list-item>
          <text:p text:style-name="P54">The <text:span text:style-name="T15">Error</text:span> class is dependent upon the <text:span text:style-name="T15">Error\Messages</text:span> class to provide the default error code names and messages;</text:p>
        </text:list-item>
        <text:list-item>
          <text:p text:style-name="P54">The <text:span text:style-name="T4">Error</text:span> class should not be dependent on any other (userland) class or function;</text:p>
        </text:list-item>
        <text:list-item>
          <text:p text:style-name="P54">It should include a minimal number of utility methods and properties;</text:p>
        </text:list-item>
        <text:list-item>
          <text:p text:style-name="P54">Error messages should be addressed by an integer code;</text:p>
        </text:list-item>
        <text:list-item>
          <text:p text:style-name="P54">Error codes should be addressed by a string 'name'. <text:s/>A look-up function for converting the 'name' to an actual code must be provided;</text:p>
        </text:list-item>
        <text:list-item>
          <text:p text:style-name="P54">A registration function should be provided to allow creation of a new error code and associated message. <text:s/>The method should automatically assign the next error code and return its value;</text:p>
        </text:list-item>
        <text:list-item>
          <text:p text:style-name="P54">Existing error codes and their associated message can be modified at run time; <text:s/></text:p>
        </text:list-item>
      </text:list>
      <text:p text:style-name="Criteria_20_Body"/>
      <text:p text:style-name="Criteria_20_Body">The error codes will be stored in an associative array with the error code name as the array key and the associated error number as the value. <text:s/>A separate array will be used to store the error messages. <text:s/>The error code assigned to the error code name will be used as the key to find the associated error message in the error message array.</text:p>
      <text:p text:style-name="Criteria_20_Body"/>
      <text:p text:style-name="Criteria_20_Body"><text:span text:style-name="T5">A public static class method, </text:span><text:span text:style-name="Class_20_Variables"><text:span text:style-name="T7">instance</text:span></text:span><text:span text:style-name="T5">, will be used to returns the current (or new, if none exists) class instance value. <text:s/>This method will (functionally) replace the class constructor.</text:span></text:p>
      <text:p text:style-name="Criteria_20_Body"/>
      <text:p text:style-name="Criteria_20_Body"><text:span text:style-name="T5">A public static class method, </text:span><text:span text:style-name="Class_20_Variables"><text:span text:style-name="T7">code</text:span></text:span><text:span text:style-name="T5">, will be used to look-up either the error code value given the error code name, or the error code name given the error code value.</text:span></text:p>
      <text:p text:style-name="Criteria_20_Body"/>
      <text:p text:style-name="Criteria_20_Body"><text:span text:style-name="T5">A public static class method, </text:span><text:span text:style-name="Class_20_Variables"><text:span text:style-name="T7">message</text:span></text:span><text:span text:style-name="T5">, will be used to look-up the error message given either the error code value or the error code name.</text:span></text:p>
      <text:p text:style-name="Criteria_20_Body"/>
      <text:p text:style-name="Criteria_20_Body"><text:span text:style-name="T5">A public static class method, </text:span><text:span text:style-name="Class_20_Variables"><text:span text:style-name="T7">register</text:span></text:span><text:span text:style-name="T5">, will be used to assign new error code names and associated messages, or to modify an existing error code name's associated message.</text:span></text:p>
      <text:p text:style-name="Criteria_20_Body"/>
      <text:p text:style-name="Criteria_20_Body"><text:span text:style-name="T5">A public static class method, </text:span><text:span text:style-name="Class_20_Variables"><text:span text:style-name="T7">nextError</text:span></text:span><text:span text:style-name="T5">, allows querying of the next available error code for automatic assignment.</text:span></text:p>
      <text:p text:style-name="P1"/>
      <text:p text:style-name="Coding_20_Body"/>
      <text:p text:style-name="P11">The class will require the use of two static array variables:</text:p>
      <text:p text:style-name="Coding_20_Body"/>
      <text:p text:style-name="Coding_20_Indent"><text:span text:style-name="Class_20_Variables"><text:span text:style-name="T12">$errors</text:span></text:span><text:span text:style-name="T8"><text:tab/></text:span><text:span text:style-name="T5"><text:tab/>To contain the error code name to error code values</text:span></text:p>
      <text:p text:style-name="Coding_20_Indent"><text:span text:style-name="Class_20_Variables"><text:span text:style-name="T12">$errorMessage</text:span></text:span><text:span text:style-name="T8"><text:tab/></text:span><text:span text:style-name="T5">To contain the error code value to error message values</text:span></text:p>
      <text:p text:style-name="Coding_20_Body"/>
      <text:p text:style-name="Coding_20_Body">The static arrays will be initialized with a minimal amount of information to begin, but will be added to as new errors are added to library classes:</text:p>
      <text:p text:style-name="Coding_20_Body"><text:span text:style-name="Class_20_Variables"><text:span text:style-name="T11"/></text:span></text:p>
      <text:p text:style-name="Coding_20_Indent"><text:span text:style-name="Class_20_Variables"><text:span text:style-name="T11">private static $errors = array('NoError' =&gt; 0);</text:span></text:span></text:p>
      <text:p text:style-name="Coding_20_Indent"><text:span text:style-name="Class_20_Variables"><text:span text:style-name="T11">private static $errorMessages = array( 0 =&gt; 'No errors.');</text:span></text:span></text:p>
      <text:p text:style-name="Coding_20_Body"/>
      <text:p text:style-name="Coding_20_Body"><text:span text:style-name="T5">A static integer variable, </text:span><text:span text:style-name="Class_20_Variables"><text:span text:style-name="T10">$nextError</text:span></text:span><text:span text:style-name="T5"> <text:s/>will be used to manage the next available error code value. <text:s/>It will be initialized to a number large enough to not conflict with the built-in error codes:</text:span></text:p>
      <text:p text:style-name="Coding_20_Body"/>
      <text:p text:style-name="Coding_20_Indent"><text:span text:style-name="Class_20_Variables"><text:span text:style-name="T11">private static $nextError = 0;</text:span></text:span></text:p>
      <text:p text:style-name="Coding_20_Body"/>
      <text:p text:style-name="Coding_20_Body">Preset the value of nextError to 0. <text:s/>It will be automatically incremented to 1 prior to assignment, since we assign values for 0 above.</text:p>
      <text:p text:style-name="Coding_20_Body"/>
      <text:p text:style-name="P32"/>
      <text:h text:style-name="Method_20_Title" text:outline-level="5"/>
      <text:h text:style-name="P50" text:outline-level="4">Class Methods</text:h>
      <text:p text:style-name="Coding_20_Body"/>
      <text:p text:style-name="Coding_20_Body">The <text:span text:style-name="T4">Error</text:span> class contains the following methods:</text:p>
      <text:p text:style-name="Coding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Method</text:p>
          </table:table-cell>
          <table:table-cell table:style-name="Table2.B1" office:value-type="string">
            <text:p text:style-name="P20">Description</text:p>
          </table:table-cell>
        </table:table-row>
        <table:table-row>
          <table:table-cell table:style-name="Table2.A2" office:value-type="string">
            <text:p text:style-name="Private"><text:a xlink:type="simple" xlink:href="#__construct"><text:span text:style-name="T17">__construct</text:span></text:a></text:p>
          </table:table-cell>
          <table:table-cell table:style-name="Table2.B2" office:value-type="string">
            <text:p text:style-name="Method_20_Table_20_Description">Class instructor.</text:p>
          </table:table-cell>
        </table:table-row>
        <table:table-row>
          <table:table-cell table:style-name="Table2.A2" office:value-type="string">
            <text:p text:style-name="P23"><text:a xlink:type="simple" xlink:href="#__destruct">__destruct</text:a></text:p>
          </table:table-cell>
          <table:table-cell table:style-name="Table2.B2" office:value-type="string">
            <text:p text:style-name="Method_20_Table_20_Description">Class destructor.</text:p>
          </table:table-cell>
        </table:table-row>
        <table:table-row>
          <table:table-cell table:style-name="Table2.A2" office:value-type="string">
            <text:p text:style-name="Protected"><text:a xlink:type="simple" xlink:href="#initialize"><text:span text:style-name="T22">initialize</text:span></text:a></text:p>
          </table:table-cell>
          <table:table-cell table:style-name="Table2.B2" office:value-type="string">
            <text:p text:style-name="Method_20_Table_20_Description">Initialize class properties.</text:p>
          </table:table-cell>
        </table:table-row>
      </table:table>
      <text:p text:style-name="Coding_20_Body"/>
      <text:h text:style-name="Method_20_Listing_20_Title" text:outline-level="4"/>
      <text:h text:style-name="Method_20_Listing_20_Title" text:outline-level="4">Static Class Methods</text:h>
      <text:p text:style-name="Coding_20_Body"/>
      <text:p text:style-name="Coding_20_Body">The static <text:span text:style-name="T4">Error</text:span> class contains the following static methods:</text:p>
      <text:p text:style-name="Coding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20">Method</text:p>
          </table:table-cell>
          <table:table-cell table:style-name="MethodTable.B1" office:value-type="string">
            <text:p text:style-name="P20">Description</text:p>
          </table:table-cell>
        </table:table-row>
        <table:table-row>
          <table:table-cell table:style-name="MethodTable.A2" office:value-type="string">
            <text:p text:style-name="P19"><text:a xlink:type="simple" xlink:href="#code">code</text:a></text:p>
          </table:table-cell>
          <table:table-cell table:style-name="MethodTable.B2" office:value-type="string">
            <text:p text:style-name="Method_20_Table_20_Description">Get error code from the error name.</text:p>
          </table:table-cell>
        </table:table-row>
        <table:table-row>
          <table:table-cell table:style-name="MethodTable.A2" office:value-type="string">
            <text:p text:style-name="P22"><text:a xlink:type="simple" xlink:href="#instance">instance</text:a></text:p>
          </table:table-cell>
          <table:table-cell table:style-name="MethodTable.B2" office:value-type="string">
            <text:p text:style-name="Method_20_Table_20_Description">Returns the current (or a new) class instance.</text:p>
          </table:table-cell>
        </table:table-row>
        <table:table-row>
          <table:table-cell table:style-name="MethodTable.A2" office:value-type="string">
            <text:p text:style-name="P19"><text:a xlink:type="simple" xlink:href="#message">message</text:a></text:p>
          </table:table-cell>
          <table:table-cell table:style-name="MethodTable.B2" office:value-type="string">
            <text:p text:style-name="Method_20_Table_20_Description">Look-up an error message by name </text:p>
          </table:table-cell>
        </table:table-row>
        <table:table-row>
          <table:table-cell table:style-name="MethodTable.A2" office:value-type="string">
            <text:p text:style-name="P19"><text:a xlink:type="simple" xlink:href="#register">register</text:a></text:p>
          </table:table-cell>
          <table:table-cell table:style-name="MethodTable.B2" office:value-type="string">
            <text:p text:style-name="Method_20_Table_20_Description">Register an error message</text:p>
          </table:table-cell>
        </table:table-row>
        <table:table-row>
          <table:table-cell table:style-name="MethodTable.A2" office:value-type="string">
            <text:p text:style-name="P19"><text:a xlink:type="simple" xlink:href="#nextError">nextError</text:a></text:p>
          </table:table-cell>
          <table:table-cell table:style-name="MethodTable.B2" office:value-type="string">
            <text:p text:style-name="Method_20_Table_20_Description">Get the next error number</text:p>
          </table:table-cell>
        </table:table-row>
      </table:table>
      <text:p text:style-name="Coding_20_Body"/>
      <text:h text:style-name="Method_20_Listing_20_Title" text:outline-level="4"/>
      <text:h text:style-name="Method_20_Listing_20_Title" text:outline-level="4">Static Class Properties</text:h>
      <text:p text:style-name="Coding_20_Body"/>
      <text:p text:style-name="Coding_20_Body">The static <text:span text:style-name="T4">Error</text:span> class contains the following static properties:</text:p>
      <text:p text:style-name="Coding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Method</text:p>
          </table:table-cell>
          <table:table-cell table:style-name="Table1.B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2">errors</text:p>
          </table:table-cell>
          <table:table-cell table:style-name="Table1.B2" office:value-type="string">
            <text:p text:style-name="Method_20_Table_20_Description">Error name to error number mapping array.</text:p>
          </table:table-cell>
        </table:table-row>
        <table:table-row>
          <table:table-cell table:style-name="Table1.A2" office:value-type="string">
            <text:p text:style-name="P19"><text:span text:style-name="T21">errorM</text:span><text:a xlink:type="simple" xlink:href="#message"><text:span text:style-name="T21">essage</text:span></text:a></text:p>
          </table:table-cell>
          <table:table-cell table:style-name="Table1.B2" office:value-type="string">
            <text:p text:style-name="Method_20_Table_20_Description">Array of registered error messages.</text:p>
          </table:table-cell>
        </table:table-row>
        <table:table-row>
          <table:table-cell table:style-name="Table1.A2" office:value-type="string">
            <text:p text:style-name="P22">nextError</text:p>
          </table:table-cell>
          <table:table-cell table:style-name="Table1.B2" office:value-type="string">
            <text:p text:style-name="Method_20_Table_20_Description">The next error number to be assigned to a new error code.</text:p>
          </table:table-cell>
        </table:table-row>
        <table:table-row>
          <table:table-cell table:style-name="Table1.A2" office:value-type="string">
            <text:p text:style-name="P22">instance</text:p>
          </table:table-cell>
          <table:table-cell table:style-name="Table1.B2" office:value-type="string">
            <text:p text:style-name="Method_20_Table_20_Description">Class instance value.</text:p>
          </table:table-cell>
        </table:table-row>
      </table:table>
      <text:p text:style-name="Coding_20_Body"/>
      <text:p text:style-name="Method_20_Body"/>
      <text:h text:style-name="P35" text:outline-level="5"><text:bookmark-start text:name="__construct"/><text:bookmark-start text:name="code"/>_<text:bookmark-end text:name="code"/>_construct<text:bookmark-end text:name="__construct"/></text:h>
      <text:p text:style-name="P3"/>
      <text:p text:style-name="P12">Private class constructor.</text:p>
      <text:p text:style-name="Method_20_Body"/>
      <text:p text:style-name="Method_20_Body"><text:span text:style-name="T4">Algorithm</text:span></text:p>
      <text:list xml:id="list398133956" text:style-name="L2">
        <text:list-item>
          <text:p text:style-name="P38">Return a new class instance.</text:p>
          <text:p text:style-name="P45"/>
        </text:list-item>
      </text:list>
      <text:p text:style-name="P14">Implementation</text:p>
      <text:p text:style-name="Method_20_Body"/>
      <text:p text:style-name="P27">/**</text:p>
      <text:p text:style-name="P27"><text:s/>* __construct</text:p>
      <text:p text:style-name="P27"><text:s/>* </text:p>
      <text:p text:style-name="P27"><text:s/>* Class constructor.</text:p>
      <text:p text:style-name="P27"><text:s/>*/</text:p>
      <text:p text:style-name="P27">private function __construct()</text:p>
      <text:p text:style-name="P27">{</text:p>
      <text:p text:style-name="P28">}</text:p>
      <text:p text:style-name="Method_20_Body"/>
      <text:p text:style-name="P14">Narrative</text:p>
      <text:p text:style-name="Method_20_Body"/>
      <text:p text:style-name="Method_20_Body">The class constructor is a private method to prevent calling the constructor from outside the (controlled) class. <text:s/>The class constructor should only be called by calling the Instance class method.</text:p>
      <text:p text:style-name="Method_20_Body"/>
      <text:p text:style-name="P12"/>
      <text:h text:style-name="P36" text:outline-level="5"><text:bookmark-start text:name="__destruct"/>__destruct<text:bookmark-end text:name="__destruct"/></text:h>
      <text:p text:style-name="P3"/>
      <text:p text:style-name="P12">Public class destructor.</text:p>
      <text:p text:style-name="Method_20_Body"/>
      <text:p text:style-name="P14">Algorithm</text:p>
      <text:list xml:id="list1834141767" text:continue-list="list398133956" text:style-name="L2">
        <text:list-item text:start-value="1">
          <text:p text:style-name="P38">Destroy a class instance;</text:p>
        </text:list-item>
        <text:list-item>
          <text:p text:style-name="P38">Set instance property to null.</text:p>
          <text:p text:style-name="P45"/>
        </text:list-item>
      </text:list>
      <text:p text:style-name="P14">Implementation</text:p>
      <text:p text:style-name="Method_20_Body"/>
      <text:p text:style-name="P27">/**</text:p>
      <text:p text:style-name="P27"><text:s/>* __destruct</text:p>
      <text:p text:style-name="P27"><text:s/>* </text:p>
      <text:p text:style-name="P27"><text:s/>* Class destructor.</text:p>
      <text:p text:style-name="P27"><text:s/>*/</text:p>
      <text:p text:style-name="P27">private function __destruct()</text:p>
      <text:p text:style-name="P27">{</text:p>
      <text:p text:style-name="P26"><text:tab/><text:span text:style-name="T16">self</text:span><text:span text:style-name="T16">::</text:span><text:span text:style-name="T16">$instance </text:span><text:span text:style-name="T16">= null</text:span><text:span text:style-name="T16">;</text:span></text:p>
      <text:p text:style-name="P28">}</text:p>
      <text:p text:style-name="Method_20_Body"/>
      <text:p text:style-name="P14">Narrative</text:p>
      <text:p text:style-name="Method_20_Body"/>
      <text:p text:style-name="Method_20_Body">The static <text:span text:style-name="Class_20_Variables"><text:span text:style-name="T18">instance</text:span></text:span> class property is set to null.</text:p>
      <text:h text:style-name="Method_20_Title" text:outline-level="5"/>
      <text:h text:style-name="Method_20_Title" text:outline-level="5"/>
      <text:h text:style-name="Method_20_Title" text:outline-level="5"/>
      <text:h text:style-name="P37" text:outline-level="5"><text:bookmark-start text:name="initialize"/>initialize<text:bookmark-end text:name="initialize"/></text:h>
      <text:p text:style-name="Method_20_Body"/>
      <text:p text:style-name="P12">Initialize class properties.</text:p>
      <text:p text:style-name="P12"/>
      <text:p text:style-name="P12"><text:span text:style-name="T4">Algorithm</text:span></text:p>
      <text:list xml:id="list834894274" text:style-name="L3">
        <text:list-item>
          <text:p text:style-name="P53">Accept optional parameter <text:span text:style-name="T15">additonalErrors</text:span> as an associative array containing error names/messages;</text:p>
        </text:list-item>
        <text:list-item>
          <text:p text:style-name="P53"><text:span text:style-name="T5">Set the </text:span><text:span text:style-name="Class_20_Variables">nextError</text:span><text:span text:style-name="T5"> property to 0;</text:span></text:p>
        </text:list-item>
        <text:list-item>
          <text:p text:style-name="P53"><text:span text:style-name="T5">Set the </text:span><text:span text:style-name="Class_20_Variables">errorMessage</text:span><text:span text:style-name="T5"> array to an empty array;</text:span></text:p>
        </text:list-item>
        <text:list-item>
          <text:p text:style-name="P53"><text:span text:style-name="T5">Set the </text:span><text:span text:style-name="Class_20_Variables">errors</text:span><text:span text:style-name="T5"> array to an empty array;</text:span></text:p>
        </text:list-item>
        <text:list-item>
          <text:p text:style-name="P53"><text:span text:style-name="T5">Pass the </text:span><text:span text:style-name="Class_20_Variables">additionalErrors</text:span><text:span text:style-name="T5"> parameter to the </text:span><text:span text:style-name="T6">Library\Error\Messages</text:span><text:span text:style-name="T5"> constructor.</text:span></text:p>
        </text:list-item>
      </text:list>
      <text:p text:style-name="P12"/>
      <text:p text:style-name="P13">Implementation</text:p>
      <text:p text:style-name="P12"/>
      <text:p text:style-name="P26">/**</text:p>
      <text:p text:style-name="P26"><text:s/>* initialize</text:p>
      <text:p text:style-name="P26"><text:s/>*</text:p>
      <text:p text:style-name="P26"><text:s/>* initialize class variables</text:p>
      <text:p text:style-name="P26"><text:s/>* <text:span text:style-name="T4">@param</text:span> array $additionalErrors = (optional) error array to be added</text:p>
      <text:p text:style-name="P26"><text:s/>*/</text:p>
      <text:p text:style-name="P26">protected function initialize($additionalErrors=null)</text:p>
      <text:p text:style-name="P26">{</text:p>
      <text:p text:style-name="P26"><text:tab/>self::$nextError = 0;</text:p>
      <text:p text:style-name="P26"><text:tab/>self::$errorMessage = array();</text:p>
      <text:p text:style-name="P26"><text:tab/>self::$errors = array();</text:p>
      <text:p text:style-name="P26"/>
      <text:p text:style-name="P26"><text:tab/>new \Library\Error\Messages($additionalErrors);</text:p>
      <text:p text:style-name="P26">}</text:p>
      <text:p text:style-name="Method_20_Body"/>
      <text:p text:style-name="P13">Narrative</text:p>
      <text:p text:style-name="P12"/>
      <text:p text:style-name="Method_20_Body">The <text:span text:style-name="Class_20_Variables"><text:span text:style-name="T19">initialize</text:span></text:span> method expect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Properties</text:p>
          </table:table-cell>
          <table:table-cell table:style-name="Table4.B1" office:value-type="string">
            <text:p text:style-name="P20">Description</text:p>
          </table:table-cell>
        </table:table-row>
        <table:table-row>
          <table:table-cell table:style-name="Table4.A2" office:value-type="string">
            <text:p text:style-name="P24">$additionalErrors</text:p>
          </table:table-cell>
          <table:table-cell table:style-name="Table4.B2" office:value-type="string">
            <text:p text:style-name="P6">An associative array containing additional error code names/messages</text:p>
          </table:table-cell>
        </table:table-row>
      </table:table>
      <text:p text:style-name="P12"/>
      <text:p text:style-name="Method_20_Body">The <text:span text:style-name="Class_20_Variables">nextError</text:span> static class integer property is set to 0.</text:p>
      <text:p text:style-name="Method_20_Body"/>
      <text:p text:style-name="Method_20_Body">The <text:span text:style-name="Class_20_Variables">errorMessage</text:span> static class array property is set to an empty array.</text:p>
      <text:p text:style-name="Method_20_Body"/>
      <text:p text:style-name="Method_20_Body">The <text:span text:style-name="Class_20_Variables">errors</text:span> static class array property is set to an empty array.</text:p>
      <text:p text:style-name="Method_20_Body"/>
      <text:p text:style-name="Method_20_Body">The <text:span text:style-name="Class_20_Variables">additionalErrors</text:span> parameter is passed to the <text:span text:style-name="Class_20_Variables"><text:span text:style-name="T21">Library\Error\Messages</text:span></text:span> class constructor.</text:p>
      <text:p text:style-name="Method_20_Body"/>
      <text:p text:style-name="Method_20_Body"/>
      <text:p text:style-name="Method_20_Body"/>
      <text:h text:style-name="P34" text:outline-level="5"><text:bookmark-start text:name="instance"/>instance<text:bookmark-end text:name="instance"/></text:h>
      <text:p text:style-name="Method_20_Body"/>
      <text:p text:style-name="Method_20_Body">Returns the current (or new, if none exists) class instance<text:span text:style-name="T5">.</text:span></text:p>
      <text:p text:style-name="P12"/>
      <text:p text:style-name="P13">Algorithm</text:p>
      <text:list xml:id="list714381962" text:continue-list="list834894274" text:style-name="L3">
        <text:list-item text:start-value="1">
          <text:p text:style-name="P52"><text:span text:style-name="T21">Accept optional parameter </text:span>additonalErrors<text:span text:style-name="T21"> as an associative array containing error names/messages;</text:span></text:p>
        </text:list-item>
        <text:list-item>
          <text:p text:style-name="P53"><text:span text:style-name="T5">If the class </text:span><text:span text:style-name="T6">instance</text:span><text:span text:style-name="T5"> property is not null, goto 5;</text:span></text:p>
        </text:list-item>
        <text:list-item>
          <text:p text:style-name="P53"><text:span text:style-name="T5">Assign a new class instance of the </text:span><text:span text:style-name="T6">Library\Error</text:span><text:span text:style-name="T5"> class to the class </text:span><text:span text:style-name="T6">instance</text:span><text:span text:style-name="T5"> property;</text:span></text:p>
        </text:list-item>
        <text:list-item>
          <text:p text:style-name="P53"><text:span text:style-name="T5">Pass the </text:span><text:span text:style-name="T6">additionalErrors</text:span><text:span text:style-name="T5"> parameter to the </text:span><text:span text:style-name="T6">initialize</text:span><text:span text:style-name="T5"> method of the class </text:span><text:span text:style-name="T6">instance</text:span><text:span text:style-name="T5"> property;</text:span></text:p>
        </text:list-item>
        <text:list-item>
          <text:p text:style-name="P53"><text:span text:style-name="T5">Return a copy of the class </text:span><text:span text:style-name="T6">instance</text:span><text:span text:style-name="T5"> property.</text:span></text:p>
        </text:list-item>
      </text:list>
      <text:p text:style-name="P12"/>
      <text:p text:style-name="P13">Implementation</text:p>
      <text:p text:style-name="P12"/>
      <text:p text:style-name="P26">/**</text:p>
      <text:p text:style-name="P26"><text:s/>* instance</text:p>
      <text:p text:style-name="P26"><text:s/>*</text:p>
      <text:p text:style-name="P26"><text:s/>* Returns the current (or new, if none exists) class instance</text:p>
      <text:p text:style-name="P26"><text:s/>* <text:span text:style-name="T4">@param</text:span> array $additionalErrors = (optional) error array to be added</text:p>
      <text:p text:style-name="P26"><text:s/>* <text:span text:style-name="T4">@return</text:span> object $instance</text:p>
      <text:p text:style-name="P26"><text:s/>*/</text:p>
      <text:p text:style-name="P26">public static function instance($additionalErrors=null)</text:p>
      <text:p text:style-name="P26">{</text:p>
      <text:p text:style-name="P26"><text:tab/>if (self::$instance === null)</text:p>
      <text:p text:style-name="P26"><text:tab/>{</text:p>
      <text:p text:style-name="P26"><text:tab/><text:tab/>self::$instance = new \Library\Error();</text:p>
      <text:p text:style-name="P26"><text:tab/><text:tab/>self::$instance-&gt;initialize($additionalErrors);</text:p>
      <text:p text:style-name="P26"><text:tab/>}</text:p>
      <text:p text:style-name="P26"><text:tab/><text:tab/></text:p>
      <text:p text:style-name="P26"><text:tab/>return self::$instance;</text:p>
      <text:p text:style-name="P29">}</text:p>
      <text:p text:style-name="Method_20_Body"/>
      <text:p text:style-name="P13">Narrative</text:p>
      <text:p text:style-name="P12"/>
      <text:p text:style-name="Method_20_Body">The <text:span text:style-name="Class_20_Variables"><text:span text:style-name="T19">instance</text:span></text:span> method expects a single, optional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Properties</text:p>
          </table:table-cell>
          <table:table-cell table:style-name="Table3.B1" office:value-type="string">
            <text:p text:style-name="P20">Description</text:p>
          </table:table-cell>
        </table:table-row>
        <table:table-row>
          <table:table-cell table:style-name="Table3.A2" office:value-type="string">
            <text:p text:style-name="P24">$additionalErrors</text:p>
          </table:table-cell>
          <table:table-cell table:style-name="Table3.B2" office:value-type="string">
            <text:p text:style-name="P6">An associative array containing additional error code names/messages</text:p>
          </table:table-cell>
        </table:table-row>
      </table:table>
      <text:p text:style-name="P12"/>
      <text:p text:style-name="Method_20_Body">If the <text:span text:style-name="Class_20_Variables">instance</text:span> static class property is null,</text:p>
      <text:p text:style-name="Method_20_Body"/>
      <text:p text:style-name="P30">Create a new <text:span text:style-name="Class_20_Variables">instance</text:span> of the <text:span text:style-name="Class_20_Variables">Library\Error</text:span> class and assign the result to the <text:span text:style-name="Class_20_Variables">instance</text:span> static class property;</text:p>
      <text:p text:style-name="P30"/>
      <text:p text:style-name="P30">Pass the <text:span text:style-name="Class_20_Variables">additionalErrors</text:span> parameter to the <text:span text:style-name="Class_20_Variables">initialize</text:span> method of the <text:span text:style-name="Class_20_Variables">instance</text:span> static class property;</text:p>
      <text:p text:style-name="P30"/>
      <text:p text:style-name="Method_20_Body">Return a copy of the <text:span text:style-name="Class_20_Variables">instance</text:span> static class property.</text:p>
      <text:h text:style-name="P34" text:outline-level="5">code</text:h>
      <text:p text:style-name="Method_20_Body"/>
      <text:p text:style-name="Method_20_Body">Get error code from the error name, or error name from the error code</text:p>
      <text:p text:style-name="Method_20_Body"/>
      <text:p text:style-name="P14">Algorithm</text:p>
      <text:list xml:id="list328272096" text:style-name="L4">
        <text:list-item>
          <text:p text:style-name="P39">Accept <text:span text:style-name="Class_20_Variables">errorName</text:span> as a parameter to the method;</text:p>
        </text:list-item>
        <text:list-item>
          <text:p text:style-name="P39">Call the class <text:span text:style-name="Class_20_Variables">instance</text:span> method to make sure a singleton class instance exists;</text:p>
        </text:list-item>
        <text:list-item>
          <text:p text:style-name="P39">If the <text:span text:style-name="Class_20_Variables">errorName</text:span> parameter is numeric and the <text:span text:style-name="Class_20_Variables">errorName</text:span> parameter is a key of the <text:span text:style-name="Class_20_Variables">errors</text:span> class array property, the ordinal value of the key is returned;</text:p>
        </text:list-item>
        <text:list-item>
          <text:p text:style-name="P39">if the <text:span text:style-name="Class_20_Variables">errorName</text:span> parameter is not a key of the <text:span text:style-name="Class_20_Variables">errors</text:span> class array property, return a null value;</text:p>
        </text:list-item>
        <text:list-item>
          <text:p text:style-name="P39">Return the value in the <text:span text:style-name="Class_20_Variables">errors</text:span> array at the key location.</text:p>
        </text:list-item>
      </text:list>
      <text:p text:style-name="Method_20_Body"/>
      <text:p text:style-name="P14">Implementation</text:p>
      <text:p text:style-name="Method_20_Body"/>
      <text:p text:style-name="Method_20_Code_20_Listing">/**</text:p>
      <text:p text:style-name="Method_20_Code_20_Listing"><text:s/>* code</text:p>
      <text:p text:style-name="Method_20_Code_20_Listing"><text:s/>*</text:p>
      <text:p text:style-name="Method_20_Code_20_Listing"><text:s/>* get error code from the error name, or error name from the error code</text:p>
      <text:p text:style-name="Method_20_Code_20_Listing"><text:s/>* @param <text:s/>string $errorName <text:s text:c="4"/>= registered error name or code</text:p>
      <text:p text:style-name="Method_20_Code_20_Listing"><text:s/>* @return string|integer $error = error name, error code or null if not found</text:p>
      <text:p text:style-name="Method_20_Code_20_Listing"><text:s/>*/</text:p>
      <text:p text:style-name="Method_20_Code_20_Listing">public static function code($errorName)</text:p>
      <text:p text:style-name="Method_20_Code_20_Listing">{</text:p>
      <text:p text:style-name="Method_20_Code_20_Listing"><text:tab/>self::instance();</text:p>
      <text:p text:style-name="P5"/>
      <text:p text:style-name="Method_20_Code_20_Listing"><text:tab/>if (is_numeric($errorName) &amp;&amp; </text:p>
      <text:p text:style-name="Method_20_Code_20_Listing"><text:tab/> <text:s text:c="2"/>($key = array_search($errorName, static::$errors)))</text:p>
      <text:p text:style-name="Method_20_Code_20_Listing"><text:tab/>{</text:p>
      <text:p text:style-name="Method_20_Code_20_Listing"><text:tab/><text:tab/>return $key;</text:p>
      <text:p text:style-name="Method_20_Code_20_Listing"><text:tab/>}</text:p>
      <text:p text:style-name="Method_20_Code_20_Listing"/>
      <text:p text:style-name="Method_20_Code_20_Listing"><text:tab/>if (! array_key_exists($errorName, static::$errors))</text:p>
      <text:p text:style-name="Method_20_Code_20_Listing"><text:tab/>{</text:p>
      <text:p text:style-name="Method_20_Code_20_Listing"><text:tab/><text:tab/>return null;</text:p>
      <text:p text:style-name="Method_20_Code_20_Listing"><text:tab/>}</text:p>
      <text:p text:style-name="Method_20_Code_20_Listing"/>
      <text:p text:style-name="Method_20_Code_20_Listing"><text:tab/>return static::$errors[$errorName];</text:p>
      <text:p text:style-name="Method_20_Code_20_Listing">}</text:p>
      <text:p text:style-name="Method_20_Body"/>
      <text:p text:style-name="P13">Narrative</text:p>
      <text:p text:style-name="Method_20_Body"/>
      <text:p text:style-name="Method_20_Body">The <text:span text:style-name="Class_20_Variables"><text:span text:style-name="T19">code</text:span></text:span> method expects a single, required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Properties</text:p>
          </table:table-cell>
          <table:table-cell table:style-name="Table5.B1" office:value-type="string">
            <text:p text:style-name="P20">Description</text:p>
          </table:table-cell>
        </table:table-row>
        <table:table-row>
          <table:table-cell table:style-name="Table5.A2" office:value-type="string">
            <text:p text:style-name="P24">$errorName</text:p>
          </table:table-cell>
          <table:table-cell table:style-name="Table5.B2" office:value-type="string">
            <text:p text:style-name="P6">Registered error name or code</text:p>
          </table:table-cell>
        </table:table-row>
      </table:table>
      <text:p text:style-name="P12"/>
      <text:p text:style-name="P12">The class <text:span text:style-name="Class_20_Variables"><text:span text:style-name="T18">instance</text:span></text:span> method is called to ensure that a singleton class object exists.</text:p>
      <text:p text:style-name="P12"/>
      <text:p text:style-name="P12">Pass the <text:span text:style-name="Class_20_Variables">errorName </text:span>parameter to the <text:span text:style-name="T4">PHP is_numeric</text:span> function. <text:s/>If the result is true,</text:p>
      <text:p text:style-name="P12"/>
      <text:p text:style-name="P31">Pass the <text:span text:style-name="Class_20_Variables">errorName</text:span> parameter and the <text:span text:style-name="Class_20_Variables">errors</text:span> class array property to the <text:span text:style-name="T4">PHP array_search</text:span> function and assign the result to the <text:span text:style-name="Class_20_Variables">key</text:span> variable.</text:p>
      <text:p text:style-name="P31"><text:soft-page-break/>If the <text:span text:style-name="Class_20_Variables">key</text:span> variable is not false, return the <text:span text:style-name="Class_20_Variables">key</text:span> variable value.</text:p>
      <text:p text:style-name="P31"/>
      <text:p text:style-name="Method_20_Body">Pass the <text:span text:style-name="Class_20_Variables">errorName</text:span> parameter and the <text:span text:style-name="Class_20_Variables">errors</text:span> class array property to the <text:span text:style-name="T4">PHP array_key_exists</text:span> function and if a false value is returned, return a <text:span text:style-name="T4">null</text:span> value.</text:p>
      <text:p text:style-name="Method_20_Body"/>
      <text:p text:style-name="Method_20_Body">Return the <text:span text:style-name="Class_20_Variables">errors</text:span> class array property value at the <text:span text:style-name="Class_20_Variables">errorName</text:span> array key location.</text:p>
      <text:p text:style-name="P4"/>
      <text:p text:style-name="Method_20_Body"/>
      <text:h text:style-name="Method_20_Title" text:outline-level="5"/>
      <text:h text:style-name="P34" text:outline-level="5"><text:bookmark-start text:name="message"/>message<text:bookmark-end text:name="message"/></text:h>
      <text:p text:style-name="Method_20_Body"/>
      <text:p text:style-name="Method_20_Body">Lookup an error message by name or by number</text:p>
      <text:p text:style-name="Method_20_Body"/>
      <text:p text:style-name="P14">Algorithm</text:p>
      <text:list xml:id="list812595870" text:continue-list="list328272096" text:style-name="L4">
        <text:list-item text:start-value="1">
          <text:p text:style-name="P39">Accept <text:span text:style-name="Class_20_Variables">errorName</text:span> as a parameter to the method;</text:p>
        </text:list-item>
        <text:list-item>
          <text:p text:style-name="P39">Call the class <text:span text:style-name="Class_20_Variables">instance</text:span> method to make sure a singleton class instance exists;</text:p>
        </text:list-item>
        <text:list-item>
          <text:p text:style-name="P39">If the <text:span text:style-name="Class_20_Variables">errorName</text:span> parameter is numeric and the <text:span text:style-name="Class_20_Variables">errorName</text:span> parameter is a key of the <text:span text:style-name="Class_20_Variables">errorMessage</text:span> class array property, the value in the <text:span text:style-name="Class_20_Variables">errorMessage</text:span> class array at the key location is returned;</text:p>
        </text:list-item>
        <text:list-item>
          <text:p text:style-name="P39">if the <text:span text:style-name="Class_20_Variables">errorName</text:span> parameter is not a key of the <text:span text:style-name="Class_20_Variables">errors</text:span> class array property, return a string indicating the key is unknown;</text:p>
        </text:list-item>
        <text:list-item>
          <text:p text:style-name="P39">Return the value in the <text:span text:style-name="Class_20_Variables">errorMessage</text:span> array at the key location.</text:p>
        </text:list-item>
      </text:list>
      <text:p text:style-name="Method_20_Body"/>
      <text:p text:style-name="P14">Implementation</text:p>
      <text:p text:style-name="Method_20_Body"/>
      <text:p text:style-name="Method_20_Code_20_Listing">/**</text:p>
      <text:p text:style-name="Method_20_Code_20_Listing"><text:s/>* message</text:p>
      <text:p text:style-name="Method_20_Code_20_Listing"><text:s/>*</text:p>
      <text:p text:style-name="Method_20_Code_20_Listing"><text:s/>* Look-up an error message by name or by number</text:p>
      <text:p text:style-name="Method_20_Code_20_Listing"><text:s/>* @param <text:s/>string|integer $errorName = registered error name or number</text:p>
      <text:p text:style-name="Method_20_Code_20_Listing"><text:s/>* @return string $Message = registered error Message</text:p>
      <text:p text:style-name="Method_20_Code_20_Listing"><text:s/>*/</text:p>
      <text:p text:style-name="Method_20_Code_20_Listing">public static function message($errorName)</text:p>
      <text:p text:style-name="Method_20_Code_20_Listing">{</text:p>
      <text:p text:style-name="Method_20_Code_20_Listing"><text:tab/>self::instance();</text:p>
      <text:p text:style-name="Method_20_Code_20_Listing"/>
      <text:p text:style-name="Method_20_Code_20_Listing"><text:tab/>if (is_numeric($errorName) &amp;&amp; </text:p>
      <text:p text:style-name="Method_20_Code_20_Listing"><text:tab/> <text:s text:c="3"/>array_key_exists($errorName, static::$errorMessage))</text:p>
      <text:p text:style-name="Method_20_Code_20_Listing"><text:tab/>{</text:p>
      <text:p text:style-name="Method_20_Code_20_Listing"><text:tab/><text:tab/>return static::$errorMessage[$errorName];</text:p>
      <text:p text:style-name="Method_20_Code_20_Listing"><text:tab/>}</text:p>
      <text:p text:style-name="Method_20_Code_20_Listing"/>
      <text:p text:style-name="Method_20_Code_20_Listing"><text:tab/>if (! array_key_exists($errorName, static::$errors))</text:p>
      <text:p text:style-name="Method_20_Code_20_Listing"><text:tab/>{</text:p>
      <text:p text:style-name="Method_20_Code_20_Listing"><text:tab/><text:tab/>return sprintf("Unknown error name: %s", $errorName);</text:p>
      <text:p text:style-name="Method_20_Code_20_Listing"><text:tab/>}</text:p>
      <text:p text:style-name="Method_20_Code_20_Listing"><text:tab/>return static::$errorMessage[static::$errors[$errorName]];</text:p>
      <text:p text:style-name="Method_20_Code_20_Listing">}</text:p>
      <text:p text:style-name="Method_20_Code_20_Listing"/>
      <text:p text:style-name="P13">Narrative</text:p>
      <text:p text:style-name="Method_20_Body"/>
      <text:p text:style-name="Method_20_Body">The <text:span text:style-name="Class_20_Variables">message</text:span> method expects a single, required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Properties</text:p>
          </table:table-cell>
          <table:table-cell table:style-name="Table6.B1" office:value-type="string">
            <text:p text:style-name="P20">Description</text:p>
          </table:table-cell>
        </table:table-row>
        <table:table-row>
          <table:table-cell table:style-name="Table6.A2" office:value-type="string">
            <text:p text:style-name="P24">$errorName</text:p>
          </table:table-cell>
          <table:table-cell table:style-name="Table6.B2" office:value-type="string">
            <text:p text:style-name="P6">Registered error name or code</text:p>
          </table:table-cell>
        </table:table-row>
      </table:table>
      <text:p text:style-name="P12"/>
      <text:p text:style-name="P12">The class <text:span text:style-name="Class_20_Variables"><text:span text:style-name="T18">instance</text:span></text:span> method is called to ensure that a singleton class object exists.</text:p>
      <text:p text:style-name="P12"/>
      <text:p text:style-name="P12">Pass the <text:span text:style-name="Class_20_Variables">errorName </text:span>parameter to the <text:span text:style-name="T4">PHP is_numeric</text:span> function. <text:s/>If the result is true,</text:p>
      <text:p text:style-name="P12"/>
      <text:p text:style-name="P31">Pass the <text:span text:style-name="Class_20_Variables">errorName</text:span> parameter and the <text:span text:style-name="Class_20_Variables">errorMessage</text:span> class array property to the <text:span text:style-name="T4">PHP array_key_exists</text:span> function. <text:s/>If the result is not false, return the value of the <text:soft-page-break/><text:span text:style-name="Class_20_Variables">errorMessage</text:span> class array property at the <text:span text:style-name="Class_20_Variables">errorName</text:span> parameter location.</text:p>
      <text:p text:style-name="P31"/>
      <text:p text:style-name="Method_20_Body">Pass the <text:span text:style-name="Class_20_Variables">errorName</text:span> parameter and the <text:span text:style-name="Class_20_Variables">errors</text:span> class array property to the <text:span text:style-name="T4">PHP array_key_exists</text:span> function and if a false value is returned, return a string containing the message<text:span text:style-name="T4"> 'Unknown error name'</text:span>.</text:p>
      <text:p text:style-name="Method_20_Body"/>
      <text:p text:style-name="Method_20_Body">Return the <text:span text:style-name="Class_20_Variables">errorMessage</text:span> class array property value at the <text:span text:style-name="Class_20_Variables">errors</text:span> class array property value at the <text:span text:style-name="Class_20_Variables">errorName</text:span> parameter array key location.</text:p>
      <text:p text:style-name="P4"/>
      <text:h text:style-name="P34" text:outline-level="5"><text:bookmark-start text:name="register"/>register<text:bookmark-end text:name="register"/></text:h>
      <text:p text:style-name="Method_20_Body"/>
      <text:p text:style-name="Method_20_Body"><text:span text:style-name="T5">The </text:span><text:span text:style-name="Class_20_Variables"><text:span text:style-name="T14">register</text:span></text:span><text:span text:style-name="T5"> method allows for the addition of new, or modification of existing, error code names and associated error code messages to the two error arrays.</text:span></text:p>
      <text:p text:style-name="P12"/>
      <text:p text:style-name="P13">Algorithm</text:p>
      <text:list xml:id="list862717548" text:style-name="L5">
        <text:list-item>
          <text:p text:style-name="P40">Accept <text:span text:style-name="Class_20_Variables">errorName</text:span> as a parameter to the method;</text:p>
        </text:list-item>
        <text:list-item>
          <text:p text:style-name="P40">Accept <text:span text:style-name="Class_20_Variables">message</text:span> as a parameter to the method to be associated with <text:span text:style-name="Class_20_Variables">errorName</text:span>;</text:p>
        </text:list-item>
        <text:list-item>
          <text:p text:style-name="P40">Accept <text:span text:style-name="Class_20_Variables">replace</text:span> as an optional parameter to the method;</text:p>
        </text:list-item>
        <text:list-item>
          <text:p text:style-name="P40">Call the class <text:span text:style-name="Class_20_Variables">instance</text:span> method to make sure a singleton class instance exists;</text:p>
        </text:list-item>
        <text:list-item>
          <text:p text:style-name="P40">If the <text:span text:style-name="Class_20_Variables">errorName</text:span> parameter is not a key of the <text:span text:style-name="Class_20_Variables">errors</text:span> class, </text:p>
        </text:list-item>
      </text:list>
      <text:list xml:id="list1677536796" text:style-name="L6">
        <text:list-item>
          <text:p text:style-name="P46"><text:span text:style-name="T5">if </text:span><text:span text:style-name="Class_20_Variables">replace</text:span><text:span text:style-name="T5"> is true, goto step 7</text:span></text:p>
        </text:list-item>
        <text:list-item>
          <text:p text:style-name="P47">return false;</text:p>
          <text:p text:style-name="P49">otherwise go to step 7;</text:p>
        </text:list-item>
      </text:list>
      <text:list xml:id="list32218898" text:continue-list="list862717548" text:style-name="L5">
        <text:list-item>
          <text:p text:style-name="P42">otherwise,</text:p>
        </text:list-item>
      </text:list>
      <text:list xml:id="list1534129587" text:style-name="L7">
        <text:list-item>
          <text:p text:style-name="P48"><text:span text:style-name="T5">increment </text:span><text:span text:style-name="Class_20_Variables">nextError</text:span><text:span text:style-name="T5">,</text:span></text:p>
        </text:list-item>
        <text:list-item>
          <text:p text:style-name="P48"><text:span text:style-name="T5">assign </text:span><text:span text:style-name="Class_20_Variables">nextError</text:span><text:span text:style-name="T5"> to </text:span><text:span text:style-name="Class_20_Variables">errors</text:span><text:span text:style-name="T5"> entry with the </text:span><text:span text:style-name="Class_20_Variables">errorName</text:span><text:span text:style-name="T5"> key;</text:span></text:p>
        </text:list-item>
      </text:list>
      <text:list xml:id="list1726670858" text:continue-list="list32218898" text:style-name="L5">
        <text:list-item>
          <text:p text:style-name="P40"><text:span text:style-name="T5">Assign </text:span><text:span text:style-name="Class_20_Variables">message</text:span><text:span text:style-name="T5"> to </text:span><text:span text:style-name="Class_20_Variables">errorMessage</text:span><text:span text:style-name="T5"> at the entry with the value in the </text:span><text:span text:style-name="Class_20_Variables">errors</text:span><text:span text:style-name="T5"> array at location </text:span><text:span text:style-name="Class_20_Variables">errorName</text:span><text:span text:style-name="T5">;</text:span></text:p>
        </text:list-item>
        <text:list-item>
          <text:p text:style-name="P40"><text:span text:style-name="T5">return the value in the </text:span><text:span text:style-name="Class_20_Variables">errors</text:span><text:span text:style-name="T5"> entry at location </text:span><text:span text:style-name="Class_20_Variables">errorName</text:span><text:span text:style-name="T5">.</text:span></text:p>
          <text:p text:style-name="P42"><text:s/></text:p>
        </text:list-item>
      </text:list>
      <text:p text:style-name="P13">Implementation</text:p>
      <text:p text:style-name="P12"/>
      <text:p text:style-name="Method_20_Code_20_Listing">/**</text:p>
      <text:p text:style-name="Method_20_Code_20_Listing"><text:s/>* register</text:p>
      <text:p text:style-name="Method_20_Code_20_Listing"><text:s/>*</text:p>
      <text:p text:style-name="Method_20_Code_20_Listing"><text:s/>* Register an error Message</text:p>
      <text:p text:style-name="Method_20_Code_20_Listing"><text:s/>* @param string $errorName = a name to refer to the error by</text:p>
      <text:p text:style-name="Method_20_Code_20_Listing"><text:s/>* @param string $message <text:s text:c="2"/>= error Message to register</text:p>
      <text:p text:style-name="Method_20_Code_20_Listing"><text:s/>* @param boolean $replace <text:s/>= (optional) allow existing error Message to be replaced </text:p>
      <text:p text:style-name="Method_20_Code_20_Listing"><text:s/>*<text:tab/><text:tab/><text:tab/><text:tab/> <text:s text:c="3"/>if true, defaults to false</text:p>
      <text:p text:style-name="Method_20_Code_20_Listing"><text:s/>* @return integer|boolean $error = error number assigned to the Message, or false</text:p>
      <text:p text:style-name="Method_20_Code_20_Listing"><text:s/>*/</text:p>
      <text:p text:style-name="Method_20_Code_20_Listing">public static function register($errorName, $message, $replace=false)</text:p>
      <text:p text:style-name="Method_20_Code_20_Listing">{</text:p>
      <text:p text:style-name="Method_20_Code_20_Listing"><text:tab/>self::instance();</text:p>
      <text:p text:style-name="Method_20_Code_20_Listing"/>
      <text:p text:style-name="Method_20_Code_20_Listing"><text:tab/>if (array_key_exists($errorName, static::$errors))</text:p>
      <text:p text:style-name="Method_20_Code_20_Listing"><text:tab/>{</text:p>
      <text:p text:style-name="Method_20_Code_20_Listing"><text:tab/><text:tab/>if (! $replace)</text:p>
      <text:p text:style-name="Method_20_Code_20_Listing"><text:tab/><text:tab/>{</text:p>
      <text:p text:style-name="Method_20_Code_20_Listing"><text:tab/><text:tab/><text:tab/>return false;</text:p>
      <text:p text:style-name="Method_20_Code_20_Listing"><text:tab/><text:tab/>}</text:p>
      <text:p text:style-name="Method_20_Code_20_Listing"><text:tab/>}</text:p>
      <text:p text:style-name="Method_20_Code_20_Listing"><text:tab/>else</text:p>
      <text:p text:style-name="Method_20_Code_20_Listing"><text:tab/>{</text:p>
      <text:p text:style-name="Method_20_Code_20_Listing"><text:tab/><text:tab/>static::$errors[$errorName] = static::$nextError++;</text:p>
      <text:p text:style-name="Method_20_Code_20_Listing"><text:tab/>}</text:p>
      <text:p text:style-name="Method_20_Code_20_Listing"/>
      <text:p text:style-name="Method_20_Code_20_Listing"><text:tab/>static::$errorMessage[static::$errors[$errorName]] = $message;</text:p>
      <text:p text:style-name="Method_20_Code_20_Listing"><text:tab/>return static::$errors[$errorName];</text:p>
      <text:p text:style-name="P25">}</text:p>
      <text:p text:style-name="P12"/>
      <text:p text:style-name="P10">Narrative</text:p>
      <text:p text:style-name="P12"/>
      <text:p text:style-name="Method_20_Body"><text:span text:style-name="T5">The </text:span><text:span text:style-name="Class_20_Variables"><text:span text:style-name="T13">register</text:span></text:span><text:span text:style-name="T5"> method expects two mandatory parameters:</text:span>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Properties</text:p>
          </table:table-cell>
          <table:table-cell table:style-name="Table7.B1" office:value-type="string">
            <text:p text:style-name="P20">Description</text:p>
          </table:table-cell>
        </table:table-row>
        <table:table-row>
          <table:table-cell table:style-name="Table7.A2" office:value-type="string">
            <text:p text:style-name="P24">$errorName</text:p>
          </table:table-cell>
          <table:table-cell table:style-name="Table7.B2" office:value-type="string">
            <text:p text:style-name="P6">Contains a new error name, or an existing error name to modify</text:p>
          </table:table-cell>
        </table:table-row>
        <table:table-row>
          <table:table-cell table:style-name="Table7.A2" office:value-type="string">
            <text:p text:style-name="P24">$message</text:p>
          </table:table-cell>
          <table:table-cell table:style-name="Table7.B2" office:value-type="string">
            <text:p text:style-name="P6">An error message to associate with <text:span text:style-name="Class_20_Variables">errorName</text:span></text:p>
          </table:table-cell>
        </table:table-row>
      </table:table>
      <text:p text:style-name="P12"/>
      <text:p text:style-name="Method_20_Body">and a single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Properties</text:p>
          </table:table-cell>
          <table:table-cell table:style-name="Table8.B1" office:value-type="string">
            <text:p text:style-name="P20">Description</text:p>
          </table:table-cell>
        </table:table-row>
        <table:table-row>
          <table:table-cell table:style-name="Table8.A2" office:value-type="string">
            <text:p text:style-name="P24">$replace</text:p>
          </table:table-cell>
          <table:table-cell table:style-name="Table8.B2" office:value-type="string">
            <text:p text:style-name="P6">Set to true, allows replacing the message for an existing error name</text:p>
          </table:table-cell>
        </table:table-row>
      </table:table>
      <text:p text:style-name="Method_20_Body"/>
      <text:p text:style-name="P12">The class <text:span text:style-name="Class_20_Variables"><text:span text:style-name="T18">instance</text:span></text:span> method is called to ensure that a singleton class object exists.</text:p>
      <text:p text:style-name="P12"/>
      <text:p text:style-name="Method_20_Body"><text:span text:style-name="T5">If </text:span><text:span text:style-name="Class_20_Variables"><text:span text:style-name="T13">$errorName</text:span></text:span><text:span text:style-name="T5"> already exists and the boolean parameter </text:span><text:span text:style-name="Class_20_Variables"><text:span text:style-name="T13">$replace</text:span></text:span><text:span text:style-name="T5"> is false (default), a value of false is returned, indicating that the value already exists and cannot be modified.</text:span></text:p>
      <text:p text:style-name="Method_20_Body"/>
      <text:p text:style-name="Method_20_Body"><text:span text:style-name="T5">If the value in </text:span><text:span text:style-name="Class_20_Variables"><text:span text:style-name="T13">$errorName</text:span></text:span><text:span text:style-name="T5"> does not exist as a key to </text:span><text:span text:style-name="Class_20_Variables"><text:span text:style-name="T13">$errors</text:span></text:span><text:span text:style-name="T5">, the new error name is added to </text:span><text:span text:style-name="Class_20_Variables"><text:span text:style-name="T13">$errors</text:span></text:span><text:span text:style-name="T5"> at the next available error value, and the value in </text:span><text:span text:style-name="Class_20_Variables"><text:span text:style-name="T13">$message</text:span></text:span><text:span text:style-name="T5"> is added at the new error code value assigned to </text:span><text:span text:style-name="Class_20_Variables"><text:span text:style-name="T13">$errorName</text:span></text:span><text:span text:style-name="T5">.</text:span></text:p>
      <text:p text:style-name="Method_20_Body"/>
      <text:p text:style-name="Method_20_Body"><text:span text:style-name="T5">Finally, the error code value for </text:span><text:span text:style-name="Class_20_Variables"><text:span text:style-name="T13">$errorName</text:span></text:span><text:span text:style-name="T5"> in </text:span><text:span text:style-name="Class_20_Variables"><text:span text:style-name="T13">$errors</text:span></text:span><text:span text:style-name="T5"> is returned.</text:span></text:p>
      <text:p text:style-name="P2"/>
      <text:p text:style-name="P12"/>
      <text:h text:style-name="P36" text:outline-level="5"><text:bookmark-start text:name="nextError"/>nextError<text:bookmark-end text:name="nextError"/></text:h>
      <text:p text:style-name="P12"/>
      <text:p text:style-name="Method_20_Body"><text:span text:style-name="T5">The </text:span><text:span text:style-name="Class_20_Variables"><text:span text:style-name="T13">nextError</text:span></text:span><text:span text:style-name="T9"> </text:span><text:span text:style-name="T5">method allows querying of the current value of </text:span><text:span text:style-name="Class_20_Variables">$</text:span><text:span text:style-name="Class_20_Variables"><text:span text:style-name="T13">nextError</text:span></text:span><text:span text:style-name="T5">:</text:span></text:p>
      <text:p text:style-name="P12"/>
      <text:p text:style-name="P13">Algorithm</text:p>
      <text:list xml:id="list374107788" text:style-name="L8">
        <text:list-item>
          <text:p text:style-name="P44"><text:span text:style-name="T5">Return the value in the class property </text:span><text:span text:style-name="Class_20_Variables">nextError</text:span><text:span text:style-name="T5">.</text:span></text:p>
          <text:p text:style-name="P43"/>
        </text:list-item>
      </text:list>
      <text:p text:style-name="P13">Implementation</text:p>
      <text:p text:style-name="P12"/>
      <text:p text:style-name="Method_20_Code_20_Listing">/**</text:p>
      <text:p text:style-name="Method_20_Code_20_Listing"><text:s/>* nextError</text:p>
      <text:p text:style-name="Method_20_Code_20_Listing"><text:s/>*</text:p>
      <text:p text:style-name="Method_20_Code_20_Listing"><text:s/>* get the next error number</text:p>
      <text:p text:style-name="Method_20_Code_20_Listing"><text:s/>* @return integer $nextError = next error number</text:p>
      <text:p text:style-name="Method_20_Code_20_Listing"><text:s/>*/</text:p>
      <text:p text:style-name="Method_20_Code_20_Listing">public static function nextError()</text:p>
      <text:p text:style-name="Method_20_Code_20_Listing">{</text:p>
      <text:p text:style-name="Method_20_Code_20_Listing"><text:tab/>return static::$nextError;</text:p>
      <text:p text:style-name="P25">}</text:p>
      <text:p text:style-name="P12"/>
      <text:p text:style-name="P13">Narrative</text:p>
      <text:p text:style-name="P12"/>
      <text:p text:style-name="P12">Returns the value in the <text:span text:style-name="Class_20_Variables">nextError</text:span> class property.</text:p>
      <text:p text:style-name="P4"/>
      <text:p text:style-name="P4"/>
      <text:h text:style-name="P51" text:outline-level="3">Source Listing</text:h>
      <text:p text:style-name="P15"/>
      <text:p text:style-name="P16">&lt;?php</text:p>
      <text:p text:style-name="P16">namespace Library;</text:p>
      <text:p text:style-name="P16"/>
      <text:p text:style-name="P16">/*</text:p>
      <text:p text:style-name="P16"><text:s/>*<text:tab/><text:tab/>Error is copyright © 2012. EarthWalk Software.</text:p>
      <text:p text:style-name="P16"><text:s/>* <text:tab/><text:tab/>Licensed under the Academic Free License version 3.0</text:p>
      <text:p text:style-name="P16"><text:s/>* <text:tab/><text:tab/>Refer to the file named License.txt provided with the source, </text:p>
      <text:p text:style-name="P16"><text:s/>* <text:tab/><text:tab/> <text:s text:c="5"/>or from http://opensource.org/licenses/academic.php</text:p>
      <text:p text:style-name="P16">*/</text:p>
      <text:p text:style-name="P16">/**</text:p>
      <text:p text:style-name="P16"><text:s/>* Error.</text:p>
      <text:p text:style-name="P16"><text:s/>*</text:p>
      <text:p text:style-name="P16"><text:s/>* The Error static class provides custom error codes and associated messages, </text:p>
      <text:p text:style-name="P16"><text:s/>* and utility methods to access them.</text:p>
      <text:p text:style-name="P16"><text:s/>* <text:span text:style-name="T4">@author</text:span> Jay Wheeler</text:p>
      <text:p text:style-name="P16"><text:s/>* <text:span text:style-name="T4">@version</text:span> 1.0</text:p>
      <text:p text:style-name="P16"><text:s/>* <text:span text:style-name="T4">@copyright</text:span> © 2012 EarthWalk Software.</text:p>
      <text:p text:style-name="P16"><text:s/>* <text:span text:style-name="T4">@license</text:span> Licensed under the Academic Free License version 3.0.</text:p>
      <text:p text:style-name="P16"><text:s/>* <text:span text:style-name="T4">@package</text:span> Library</text:p>
      <text:p text:style-name="P16"><text:s/>* <text:span text:style-name="T4">@subpackage</text:span> Error</text:p>
      <text:p text:style-name="P16"><text:s/>*/</text:p>
      <text:p text:style-name="P16">class Error</text:p>
      <text:p text:style-name="P16">{</text:p>
      <text:p text:style-name="P16"><text:tab/>/**</text:p>
      <text:p text:style-name="P16"><text:tab/> * errors</text:p>
      <text:p text:style-name="P16"><text:tab/> *</text:p>
      <text:p text:style-name="P16"><text:tab/> * Error name to error number mapping array</text:p>
      <text:p text:style-name="P16"><text:tab/> * <text:span text:style-name="T4">@var</text:span> array $errors</text:p>
      <text:p text:style-name="P16"><text:tab/> */</text:p>
      <text:p text:style-name="P16"><text:tab/>private static $errors <text:tab/>= array();</text:p>
      <text:p text:style-name="P16"/>
      <text:p text:style-name="P16"><text:tab/>/**</text:p>
      <text:p text:style-name="P16"><text:tab/> * errorMessage</text:p>
      <text:p text:style-name="P16"><text:tab/> *</text:p>
      <text:p text:style-name="P16"><text:tab/> * Array of registered error Messages</text:p>
      <text:p text:style-name="P16"><text:tab/> * <text:span text:style-name="T4">@var</text:span> array $errorMessage</text:p>
      <text:p text:style-name="P16"><text:tab/> */</text:p>
      <text:p text:style-name="P16"><text:tab/>private static $errorMessage = array();</text:p>
      <text:p text:style-name="P16"/>
      <text:p text:style-name="P16"><text:tab/>/**</text:p>
      <text:p text:style-name="P16"><text:tab/> * nextError</text:p>
      <text:p text:style-name="P16"><text:tab/> *</text:p>
      <text:p text:style-name="P16"><text:tab/> * The next error number to assign</text:p>
      <text:p text:style-name="P16"><text:tab/> * <text:span text:style-name="T4">@var</text:span> integer $nextError</text:p>
      <text:p text:style-name="P16"><text:tab/> */</text:p>
      <text:p text:style-name="P16"><text:tab/>private static $nextError = 0;</text:p>
      <text:p text:style-name="P16"/>
      <text:p text:style-name="P16"><text:tab/>/**</text:p>
      <text:p text:style-name="P16"><text:tab/> * instance</text:p>
      <text:p text:style-name="P16"><text:tab/> * </text:p>
      <text:p text:style-name="P16"><text:tab/> * Instance class variables</text:p>
      <text:p text:style-name="P16"><text:tab/> * <text:span text:style-name="T4">@var</text:span> object $instance</text:p>
      <text:p text:style-name="P16"><text:tab/> */</text:p>
      <text:p text:style-name="P16"><text:tab/>private static $instance = null;</text:p>
      <text:p text:style-name="P16"><text:tab/></text:p>
      <text:p text:style-name="P16"/>
      <text:p text:style-name="P9"><text:tab/>/**</text:p>
      <text:p text:style-name="P16"><text:tab/> * __construct</text:p>
      <text:p text:style-name="P16"><text:tab/> * </text:p>
      <text:p text:style-name="P16"><text:tab/> * Class constructor.</text:p>
      <text:p text:style-name="P16"><text:tab/> */</text:p>
      <text:p text:style-name="P16"><text:tab/>private function __construct()</text:p>
      <text:p text:style-name="P16"><text:tab/>{</text:p>
      <text:p text:style-name="P16"><text:tab/>}</text:p>
      <text:p text:style-name="P16"/>
      <text:p text:style-name="P16"><text:tab/>/**</text:p>
      <text:p text:style-name="P16"><text:tab/> * __destruct</text:p>
      <text:p text:style-name="P16"><text:tab/> * </text:p>
      <text:p text:style-name="P16"><text:tab/> * Class destructor.</text:p>
      <text:p text:style-name="P16"><text:tab/> */</text:p>
      <text:p text:style-name="P16"><text:tab/>public function __destruct()</text:p>
      <text:p text:style-name="P16"><text:tab/>{</text:p>
      <text:p text:style-name="P16"><text:tab/><text:tab/>self::$instance = null;</text:p>
      <text:p text:style-name="P16"><text:tab/>}</text:p>
      <text:p text:style-name="P16"/>
      <text:p text:style-name="P16"><text:tab/>/**</text:p>
      <text:p text:style-name="P16"><text:tab/> * initialize</text:p>
      <text:p text:style-name="P16"><text:tab/> *</text:p>
      <text:p text:style-name="P16"><text:tab/> * initialize class variables</text:p>
      <text:p text:style-name="P33"><text:tab/> * <text:span text:style-name="T4">@param</text:span> array $additionalErrors = (optional) error array to be added to </text:p>
      <text:p text:style-name="P33"><text:tab/> * <text:tab/><text:tab/><text:tab/><text:tab/><text:tab/><text:tab/><text:tab/>the default array</text:p>
      <text:p text:style-name="P16"><text:tab/> */</text:p>
      <text:p text:style-name="P16"><text:tab/>protected function initialize($additionalErrors=null)</text:p>
      <text:p text:style-name="P16"><text:tab/>{</text:p>
      <text:p text:style-name="P16"><text:tab/><text:tab/>self::$nextError = 0;</text:p>
      <text:p text:style-name="P16"><text:tab/><text:tab/>self::$errorMessage = array();</text:p>
      <text:p text:style-name="P16"><text:tab/><text:tab/>self::$errors = array();</text:p>
      <text:p text:style-name="P16"><text:tab/><text:tab/></text:p>
      <text:p text:style-name="P16"><text:tab/><text:tab/>new \Library\Error\Messages($additionalErrors);</text:p>
      <text:p text:style-name="P16"><text:tab/>}</text:p>
      <text:p text:style-name="P16"/>
      <text:p text:style-name="P16"><text:tab/>/**</text:p>
      <text:p text:style-name="P16"><text:tab/> * instance</text:p>
      <text:p text:style-name="P16"><text:tab/> *</text:p>
      <text:p text:style-name="P16"><text:tab/> * Returns the current (or new, if none exists) class instance</text:p>
      <text:p text:style-name="P33"><text:tab/> * <text:span text:style-name="T4">@param</text:span> array $additionalErrors = (optional) error array to be added to the</text:p>
      <text:p text:style-name="P33"><text:tab/> * <text:s text:c="34"/>default array</text:p>
      <text:p text:style-name="P16"><text:tab/> * <text:span text:style-name="T4">@return</text:span> object $instance</text:p>
      <text:p text:style-name="P16"><text:tab/> */</text:p>
      <text:p text:style-name="P16"><text:tab/>public static function instance($additionalErrors=null)</text:p>
      <text:p text:style-name="P16"><text:tab/>{</text:p>
      <text:p text:style-name="P16"><text:tab/><text:tab/>if (self::$instance === null)</text:p>
      <text:p text:style-name="P16"><text:tab/><text:tab/>{</text:p>
      <text:p text:style-name="P16"><text:tab/><text:tab/><text:tab/>self::$instance = new \Library\Error();</text:p>
      <text:p text:style-name="P16"><text:tab/><text:tab/><text:tab/>self::$instance-&gt;initialize($additionalErrors);</text:p>
      <text:p text:style-name="P16"><text:tab/><text:tab/>}</text:p>
      <text:p text:style-name="P16"><text:tab/><text:tab/></text:p>
      <text:p text:style-name="P16"><text:tab/><text:tab/>return self::$instance;</text:p>
      <text:p text:style-name="P16"><text:tab/>}</text:p>
      <text:p text:style-name="P16"/>
      <text:p text:style-name="P16"><text:tab/></text:p>
      <text:p text:style-name="P9"><text:tab/>/**</text:p>
      <text:p text:style-name="P16"><text:tab/> * register</text:p>
      <text:p text:style-name="P16"><text:tab/> *</text:p>
      <text:p text:style-name="P16"><text:tab/> * Register an error Message</text:p>
      <text:p text:style-name="P16"><text:tab/> * <text:span text:style-name="T4">@param</text:span> string $errorName = a name to refer to the error by</text:p>
      <text:p text:style-name="P16"><text:tab/> * <text:span text:style-name="T4">@param</text:span> string $message <text:s text:c="2"/>= error Message to register</text:p>
      <text:p text:style-name="P33"><text:tab/> * <text:span text:style-name="T4">@param</text:span> boolean $replace <text:s/>= (optional) allow existing error Message to be</text:p>
      <text:p text:style-name="P33"><text:tab/> * <text:s text:c="33"/>replaced if true, defaults to false</text:p>
      <text:p text:style-name="P33"><text:tab/> * <text:span text:style-name="T4">@return</text:span> integer|boolean $error = error number assigned to the Message, </text:p>
      <text:p text:style-name="P33"><text:tab/> * <text:s text:c="24"/>false = unable to replace existing Message</text:p>
      <text:p text:style-name="P16"><text:tab/> */</text:p>
      <text:p text:style-name="P16"><text:tab/>public static function register($errorName, $message, $replace=false)</text:p>
      <text:p text:style-name="P16"><text:tab/>{</text:p>
      <text:p text:style-name="P16"><text:tab/><text:tab/>self::instance();</text:p>
      <text:p text:style-name="P16"><text:tab/><text:tab/>if (array_key_exists($errorName, static::$errors))</text:p>
      <text:p text:style-name="P16"><text:tab/><text:tab/>{</text:p>
      <text:p text:style-name="P16"><text:tab/><text:tab/><text:tab/>if (! $replace)</text:p>
      <text:p text:style-name="P16"><text:tab/><text:tab/><text:tab/>{</text:p>
      <text:p text:style-name="P16"><text:tab/><text:tab/><text:tab/><text:tab/>return false;</text:p>
      <text:p text:style-name="P16"><text:tab/><text:tab/><text:tab/>}</text:p>
      <text:p text:style-name="P16"><text:tab/><text:tab/>}</text:p>
      <text:p text:style-name="P16"><text:tab/><text:tab/>else</text:p>
      <text:p text:style-name="P16"><text:tab/><text:tab/>{</text:p>
      <text:p text:style-name="P16"><text:tab/><text:tab/><text:tab/>static::$errors[$errorName] = static::$nextError++;</text:p>
      <text:p text:style-name="P16"><text:tab/><text:tab/>}</text:p>
      <text:p text:style-name="P16"/>
      <text:p text:style-name="P16"><text:tab/><text:tab/>static::$errorMessage[static::$errors[$errorName]] = $message;</text:p>
      <text:p text:style-name="P16"/>
      <text:p text:style-name="P16"><text:tab/><text:tab/>return static::$errors[$errorName];</text:p>
      <text:p text:style-name="P16"><text:tab/>}</text:p>
      <text:p text:style-name="P16"/>
      <text:p text:style-name="P16"><text:tab/>/**</text:p>
      <text:p text:style-name="P16"><text:tab/> * message</text:p>
      <text:p text:style-name="P16"><text:tab/> *</text:p>
      <text:p text:style-name="P16"><text:tab/> * Lookup an error message by name or by number</text:p>
      <text:p text:style-name="P16"><text:tab/> * <text:span text:style-name="T4">@param</text:span> <text:s/>string|integer $errorName = registered error name or number</text:p>
      <text:p text:style-name="P16"><text:tab/> * <text:span text:style-name="T4">@return</text:span> string $errorMessage = registered error Message</text:p>
      <text:p text:style-name="P16"><text:tab/> */</text:p>
      <text:p text:style-name="P16"><text:tab/>public static function message($errorName)</text:p>
      <text:p text:style-name="P16"><text:tab/>{</text:p>
      <text:p text:style-name="P16"><text:tab/><text:tab/>self::instance();</text:p>
      <text:p text:style-name="P16"/>
      <text:p text:style-name="P16"><text:tab/><text:tab/>if (is_numeric($errorName) &amp;&amp; </text:p>
      <text:p text:style-name="P16"><text:tab/><text:tab/> <text:s text:c="3"/>array_key_exists($errorName, static::$errorMessage))</text:p>
      <text:p text:style-name="P16"><text:tab/><text:tab/>{</text:p>
      <text:p text:style-name="P16"><text:tab/><text:tab/><text:tab/>return static::$errorMessage[$errorName];</text:p>
      <text:p text:style-name="P16"><text:tab/><text:tab/>}</text:p>
      <text:p text:style-name="P16"/>
      <text:p text:style-name="P16"><text:tab/><text:tab/>if (! array_key_exists($errorName, static::$errors))</text:p>
      <text:p text:style-name="P16"><text:tab/><text:tab/>{</text:p>
      <text:p text:style-name="P16"><text:tab/><text:tab/><text:tab/>return sprintf("Unknown error name: %s", $errorName);</text:p>
      <text:p text:style-name="P16"><text:tab/><text:tab/>}</text:p>
      <text:p text:style-name="P16"/>
      <text:p text:style-name="P16"><text:tab/><text:tab/>return static::$errorMessage[static::$errors[$errorName]];</text:p>
      <text:p text:style-name="P16"><text:tab/>}</text:p>
      <text:p text:style-name="P16"/>
      <text:p text:style-name="P16"><text:tab/></text:p>
      <text:p text:style-name="P9"><text:tab/>/**</text:p>
      <text:p text:style-name="P16"><text:tab/> * code</text:p>
      <text:p text:style-name="P16"><text:tab/> *</text:p>
      <text:p text:style-name="P16"><text:tab/> * get error code from the error name, or error name from the error code</text:p>
      <text:p text:style-name="P16"><text:tab/> * <text:span text:style-name="T4">@param</text:span> <text:s/>string $errorName = registered error name or code</text:p>
      <text:p text:style-name="P16"><text:tab/> * <text:span text:style-name="T4">@return</text:span> string|integer $error = error name, error code or null if not found</text:p>
      <text:p text:style-name="P16"><text:tab/> */</text:p>
      <text:p text:style-name="P16"><text:tab/>public static function code($errorName)</text:p>
      <text:p text:style-name="P16"><text:tab/>{</text:p>
      <text:p text:style-name="P16"><text:tab/><text:tab/>self::instance();</text:p>
      <text:p text:style-name="P16"/>
      <text:p text:style-name="P16"><text:tab/><text:tab/>if (is_numeric($errorName) &amp;&amp; </text:p>
      <text:p text:style-name="P16"><text:tab/><text:tab/> <text:s text:c="3"/>(($key = array_search($errorName, static::$errors)) !== false))</text:p>
      <text:p text:style-name="P16"><text:tab/><text:tab/>{</text:p>
      <text:p text:style-name="P16"><text:tab/><text:tab/><text:tab/>return $key;</text:p>
      <text:p text:style-name="P16"><text:tab/><text:tab/>}</text:p>
      <text:p text:style-name="P16"/>
      <text:p text:style-name="P16"><text:tab/><text:tab/>if (! array_key_exists($errorName, static::$errors))</text:p>
      <text:p text:style-name="P16"><text:tab/><text:tab/>{</text:p>
      <text:p text:style-name="P16"><text:tab/><text:tab/><text:tab/>return null;</text:p>
      <text:p text:style-name="P16"><text:tab/><text:tab/>}</text:p>
      <text:p text:style-name="P16"/>
      <text:p text:style-name="P16"><text:tab/><text:tab/>return static::$errors[$errorName];</text:p>
      <text:p text:style-name="P16"><text:tab/>}</text:p>
      <text:p text:style-name="P16"/>
      <text:p text:style-name="P16"><text:tab/>/**</text:p>
      <text:p text:style-name="P16"><text:tab/> * nextError</text:p>
      <text:p text:style-name="P16"><text:tab/> *</text:p>
      <text:p text:style-name="P16"><text:tab/> * get the next error number</text:p>
      <text:p text:style-name="P16"><text:tab/> * <text:span text:style-name="T4">@return</text:span> integer $nextError = next error number</text:p>
      <text:p text:style-name="P16"><text:tab/> */</text:p>
      <text:p text:style-name="P16"><text:tab/>public static function nextError()</text:p>
      <text:p text:style-name="P16"><text:tab/>{</text:p>
      <text:p text:style-name="P16"><text:tab/><text:tab/>self::instance();</text:p>
      <text:p text:style-name="P16"/>
      <text:p text:style-name="P16"><text:tab/><text:tab/>return static::$nextError;</text:p>
      <text:p text:style-name="P16"><text:tab/>}</text:p>
      <text:p text:style-name="P16"/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Liberation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Private" style:family="paragraph">
      <style:text-properties fo:color="#c5000b" style:font-name="DejaVu Serif1" fo:font-size="11pt" fo:font-weight="bold" style:font-weight-asian="normal"/>
    </style:style>
    <style:style style:name="Protected" style:family="paragraph" style:parent-style-name="Private">
      <style:text-properties fo:color="#00ae00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Class_20_Footer">PHPProjectLib Error Class<text:tab/><text:tab/><text:tab/><text:tab/><text:span text:style-name="MT1"><text:page-number text:select-page="current">14</text:page-number></text:span><text:tab/><text:tab/><text:tab/><text:tab/><text:span text:style-name="MT1"><text:date style:data-style-name="N76" text:date-value="2012-12-10T08:46:04">December 10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8T21:09:01</meta:creation-date>
    <dc:title>LiberationSansBlue</dc:title>
    <meta:editing-duration>PT13H13M12S</meta:editing-duration>
    <meta:editing-cycles>24</meta:editing-cycles>
    <meta:generator>OpenOffice.org/3.2$Linux OpenOffice.org_project/320m12$Build-9483</meta:generator>
    <meta:initial-creator>Jay </meta:initial-creator>
    <dc:date>2012-12-10T08:46:04</dc:date>
    <dc:creator>Jay Wheeler</dc:creator>
    <meta:document-statistic meta:table-count="9" meta:image-count="0" meta:object-count="0" meta:page-count="18" meta:paragraph-count="512" meta:word-count="2674" meta:character-count="17611"/>
    <meta:template xlink:type="simple" xlink:actuate="onRequest" xlink:title="LiberationSansBlue" xlink:href="../LiberationSansBlue.ott" meta:date="2012-05-28T21:09:01"/>
  </office:meta>
</office:document-meta>
</file>